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2" style:family="table-cell" style:parent-style-name="Excel_32_Built-in_32_Explanatory_32_Text" style:data-style-name="N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Default" style:data-style-name="N2">
      <style:table-cell-properties fo:border="thin solid #000000" style:vertical-align="middle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4.948958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línica_de_Fisio_Pampul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digo</text:p>
          </table:table-cell>
          <table:table-cell office:value-type="string" table:style-name="ce2">
            <text:p>Procedimentos</text:p>
          </table:table-cell>
          <table:table-cell office:value-type="string" table:style-name="ce3">
            <text:p>Valor</text:p>
          </table:table-cell>
          <table:table-cell table:number-columns-repeated="16381"/>
        </table:table-row>
        <table:table-row table:style-name="ro2">
          <table:table-cell office:value-type="float" office:value="48010014" table:style-name="ce4">
            <text:p>48010014</text:p>
          </table:table-cell>
          <table:table-cell office:value-type="string" table:style-name="ce5">
            <text:p>Drenagem Linfatica-por sessao</text:p>
          </table:table-cell>
          <table:table-cell office:value-type="float" office:value="64" table:style-name="ce6">
            <text:p>64,00</text:p>
          </table:table-cell>
          <table:table-cell table:number-columns-repeated="16381"/>
        </table:table-row>
        <table:table-row table:style-name="ro2">
          <table:table-cell office:value-type="float" office:value="25100076" table:style-name="ce4">
            <text:p>25100076</text:p>
          </table:table-cell>
          <table:table-cell office:value-type="string" table:style-name="ce5">
            <text:p>RPG - Reeducacao Postural Global</text:p>
          </table:table-cell>
          <table:table-cell office:value-type="float" office:value="68" table:style-name="ce6">
            <text:p>68,00</text:p>
          </table:table-cell>
          <table:table-cell table:number-columns-repeated="16381"/>
        </table:table-row>
        <table:table-row table:style-name="ro2">
          <table:table-cell office:value-type="float" office:value="71010017" table:style-name="ce4">
            <text:p>71010017</text:p>
          </table:table-cell>
          <table:table-cell office:value-type="string" table:style-name="ce5">
            <text:p>Pilates</text:p>
          </table:table-cell>
          <table:table-cell office:value-type="float" office:value="160" table:style-name="ce6">
            <text:p>160,00</text:p>
          </table:table-cell>
          <table:table-cell table:number-columns-repeated="16381"/>
        </table:table-row>
        <table:table-row table:style-name="ro2">
          <table:table-cell office:value-type="float" office:value="20103034" table:style-name="ce4">
            <text:p>20103034</text:p>
          </table:table-cell>
          <table:table-cell office:value-type="string" table:style-name="ce5">
            <text:p>Amputacao bilateral (treinamento protetico)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3050" table:style-name="ce4">
            <text:p>20103050</text:p>
          </table:table-cell>
          <table:table-cell office:value-type="string" table:style-name="ce5">
            <text:p>Amputacao unilateral (treinamento protetico)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3">
          <table:table-cell office:value-type="float" office:value="20103093" table:style-name="ce7">
            <text:p>20103093</text:p>
          </table:table-cell>
          <table:table-cell office:value-type="string" table:style-name="ce5">
            <text:p>Atendimento fisiatrico no pre e posoperatorio de pacientes para prevencao de sequelas</text:p>
          </table:table-cell>
          <table:table-cell office:value-type="float" office:value="32" table:style-name="ce8">
            <text:p>32,00</text:p>
          </table:table-cell>
          <table:table-cell table:number-columns-repeated="16381"/>
        </table:table-row>
        <table:table-row table:style-name="ro3">
          <table:table-cell office:value-type="float" office:value="20103115" table:style-name="ce7">
            <text:p>20103115</text:p>
          </table:table-cell>
          <table:table-cell office:value-type="string" table:style-name="ce5">
            <text:p>Atividade reflexa ou aplicacao de tecnica cinesioterapica especifica</text:p>
          </table:table-cell>
          <table:table-cell office:value-type="float" office:value="40" table:style-name="ce8">
            <text:p>40,00</text:p>
          </table:table-cell>
          <table:table-cell table:number-columns-repeated="16381"/>
        </table:table-row>
        <table:table-row table:style-name="ro2">
          <table:table-cell office:value-type="float" office:value="20103131" table:style-name="ce4">
            <text:p>20103131</text:p>
          </table:table-cell>
          <table:table-cell office:value-type="string" table:style-name="ce5">
            <text:p>Biofeedback com EMG</text:p>
          </table:table-cell>
          <table:table-cell office:value-type="float" office:value="64" table:style-name="ce6">
            <text:p>64,00</text:p>
          </table:table-cell>
          <table:table-cell table:number-columns-repeated="16381"/>
        </table:table-row>
        <table:table-row table:style-name="ro2">
          <table:table-cell office:value-type="float" office:value="20103182" table:style-name="ce4">
            <text:p>20103182</text:p>
          </table:table-cell>
          <table:table-cell office:value-type="string" table:style-name="ce5">
            <text:p>Desvios posturais da coluna vertebral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3204" table:style-name="ce4">
            <text:p>20103204</text:p>
          </table:table-cell>
          <table:table-cell office:value-type="string" table:style-name="ce5">
            <text:p>Distrofia simpaticoreflexa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3212" table:style-name="ce4">
            <text:p>20103212</text:p>
          </table:table-cell>
          <table:table-cell office:value-type="string" table:style-name="ce5">
            <text:p>Disturbios circulatorios arteriovenosos e linfaticos</text:p>
          </table:table-cell>
          <table:table-cell office:value-type="float" office:value="64" table:style-name="ce6">
            <text:p>64,00</text:p>
          </table:table-cell>
          <table:table-cell table:number-columns-repeated="16381"/>
        </table:table-row>
        <table:table-row table:style-name="ro2">
          <table:table-cell office:value-type="float" office:value="20103263" table:style-name="ce4">
            <text:p>20103263</text:p>
          </table:table-cell>
          <table:table-cell office:value-type="string" table:style-name="ce5">
            <text:p>Hemiparesia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3298" table:style-name="ce4">
            <text:p>20103298</text:p>
          </table:table-cell>
          <table:table-cell office:value-type="string" table:style-name="ce5">
            <text:p>Hipo ou agenesia de membros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3">
          <table:table-cell office:value-type="float" office:value="20103310" table:style-name="ce9">
            <text:p>20103310</text:p>
          </table:table-cell>
          <table:table-cell office:value-type="string" table:style-name="ce5">
            <text:p>Lesao nervosa periferica afetando mais de um nervo com alteracoes sensitivas e/ou motoras</text:p>
          </table:table-cell>
          <table:table-cell office:value-type="float" office:value="40" table:style-name="ce8">
            <text:p>40,00</text:p>
          </table:table-cell>
          <table:table-cell table:number-columns-repeated="16381"/>
        </table:table-row>
        <table:table-row table:style-name="ro3">
          <table:table-cell office:value-type="float" office:value="20103328" table:style-name="ce9">
            <text:p>20103328</text:p>
          </table:table-cell>
          <table:table-cell office:value-type="string" table:style-name="ce5">
            <text:p>Lesao nervosa periferica afetando um nervo com alteracoes sensitivas e/ou motoras</text:p>
          </table:table-cell>
          <table:table-cell office:value-type="float" office:value="40" table:style-name="ce8">
            <text:p>40,00</text:p>
          </table:table-cell>
          <table:table-cell table:number-columns-repeated="16381"/>
        </table:table-row>
        <table:table-row table:style-name="ro2">
          <table:table-cell office:value-type="float" office:value="20103344" table:style-name="ce4">
            <text:p>20103344</text:p>
          </table:table-cell>
          <table:table-cell office:value-type="string" table:style-name="ce5">
            <text:p>Miopatias</text:p>
          </table:table-cell>
          <table:table-cell office:value-type="float" office:value="32" table:style-name="ce6">
            <text:p>32,00</text:p>
          </table:table-cell>
          <table:table-cell table:number-columns-repeated="16381"/>
        </table:table-row>
        <table:table-row table:style-name="ro2">
          <table:table-cell office:value-type="float" office:value="20101074" table:style-name="ce10">
            <text:p>20101074</text:p>
          </table:table-cell>
          <table:table-cell office:value-type="string" table:style-name="ce5">
            <text:p>Consulta em Nutrição ( inclui Avaliação)</text:p>
          </table:table-cell>
          <table:table-cell office:value-type="float" office:value="96" table:style-name="ce11">
            <text:p>96,00</text:p>
          </table:table-cell>
          <table:table-cell table:number-columns-repeated="16381"/>
        </table:table-row>
        <table:table-row table:style-name="ro3">
          <table:table-cell office:value-type="float" office:value="20101104" table:style-name="ce10">
            <text:p>20101104</text:p>
          </table:table-cell>
          <table:table-cell office:value-type="string" table:style-name="ce5">
            <text:p>Avaliação da composição corporal por bioimpedanciometria</text:p>
          </table:table-cell>
          <table:table-cell office:value-type="float" office:value="96" table:style-name="ce11">
            <text:p>96,00</text:p>
          </table:table-cell>
          <table:table-cell table:number-columns-repeated="16381"/>
        </table:table-row>
        <table:table-row table:style-name="ro2">
          <table:table-cell office:value-type="float" office:value="21190020" table:style-name="ce12">
            <text:p>21190020</text:p>
          </table:table-cell>
          <table:table-cell office:value-type="string" table:style-name="ce13">
            <text:p>Avaliacao neuropsicologica e psicopedagogica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3">
          <table:table-cell office:value-type="float" office:value="21190046" table:style-name="ce12">
            <text:p>21190046</text:p>
          </table:table-cell>
          <table:table-cell office:value-type="string" table:style-name="ce5">
            <text:p>Acompanhamento das pessoas com desordem do desenvolvimento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00011260</text:p>
          </table:table-cell>
          <table:table-cell office:value-type="string" table:style-name="ce13">
            <text:p>Orientacao vocacional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00011280</text:p>
          </table:table-cell>
          <table:table-cell office:value-type="string" table:style-name="ce13">
            <text:p>Acompanhamento psicopedagogico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0104197" table:style-name="ce15">
            <text:p>20104197</text:p>
          </table:table-cell>
          <table:table-cell office:value-type="string" table:style-name="ce13">
            <text:p>Sessao de psicoterapia de casal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0104200" table:style-name="ce15">
            <text:p>20104200</text:p>
          </table:table-cell>
          <table:table-cell office:value-type="string" table:style-name="ce13">
            <text:p>Sessao de psicoterapia de grupo (por paciente)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0104219" table:style-name="ce15">
            <text:p>20104219</text:p>
          </table:table-cell>
          <table:table-cell office:value-type="string" table:style-name="ce13">
            <text:p>Sessao de psicoterapia individual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0104227" table:style-name="ce15">
            <text:p>20104227</text:p>
          </table:table-cell>
          <table:table-cell office:value-type="string" table:style-name="ce13">
            <text:p>Sessao de psicoterapia infantil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style-name="ro2">
          <table:table-cell office:value-type="float" office:value="21190012" table:style-name="ce15">
            <text:p>21190012</text:p>
          </table:table-cell>
          <table:table-cell office:value-type="string" table:style-name="ce13">
            <text:p>Sessao de Terapia Ocupacional</text:p>
          </table:table-cell>
          <table:table-cell office:value-type="float" office:value="48" table:style-name="ce14">
            <text:p>48,00</text:p>
          </table:table-cell>
          <table:table-cell table:number-columns-repeated="16381"/>
        </table:table-row>
        <table:table-row table:style-name="ro2">
          <table:table-cell office:value-type="float" office:value="21190001" table:style-name="ce13">
            <text:p>21190001</text:p>
          </table:table-cell>
          <table:table-cell office:value-type="string" table:style-name="ce13">
            <text:p>Sessao de Psicologia</text:p>
          </table:table-cell>
          <table:table-cell office:value-type="float" office:value="80" table:style-name="ce14">
            <text:p>80,00</text:p>
          </table:table-cell>
          <table:table-cell table:number-columns-repeated="16381"/>
        </table:table-row>
        <table:table-row table:number-rows-repeated="104854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number number:decimal-places="2" number:min-integer-digits="1" number:grouping="true"/>
      <style:map style:condition="value()&gt;=0" style:apply-style-name="N36P0"/>
    </number:number-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21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.21in" fo:margin-right="0in" fo:margin-bottom="0in"/>
      </style:header-style>
      <style:footer-style>
        <style:header-footer-properties fo:min-height="0.393700787401575in" fo:margin-left="0.21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laudia Santiago</meta:initial-creator>
    <dc:creator>claudia</dc:creator>
    <meta:creation-date>2016-04-22T16:02:17Z</meta:creation-date>
    <dc:date>2016-05-11T17:16:32Z</dc:date>
    <meta:print-date>2016-05-11T16:33:26Z</meta:print-date>
    <meta:editing-cycles>1</meta:editing-cycles>
    <meta:editing-duration>PT434S</meta:editing-duration>
  </office:meta>
</office:document-meta>
</file>